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b3c7" officeooo:paragraph-rsid="001ab3c7"/>
    </style:style>
    <style:style style:name="P2" style:family="paragraph" style:parent-style-name="Standard">
      <style:text-properties officeooo:paragraph-rsid="001ab3c7"/>
    </style:style>
    <style:style style:name="P3" style:family="paragraph" style:parent-style-name="Standard">
      <style:text-properties officeooo:rsid="001d15fa" officeooo:paragraph-rsid="001d15fa"/>
    </style:style>
    <style:style style:name="P4" style:family="paragraph" style:parent-style-name="Standard">
      <style:text-properties officeooo:paragraph-rsid="001f5037"/>
    </style:style>
    <style:style style:name="P5" style:family="paragraph" style:parent-style-name="Standard">
      <style:text-properties officeooo:paragraph-rsid="002147bf"/>
    </style:style>
    <style:style style:name="P6" style:family="paragraph" style:parent-style-name="Standard">
      <style:text-properties officeooo:rsid="0021c4c8" officeooo:paragraph-rsid="0021c4c8"/>
    </style:style>
    <style:style style:name="P7" style:family="paragraph" style:parent-style-name="Standard">
      <style:text-properties fo:font-weight="bold" officeooo:rsid="001d15fa" officeooo:paragraph-rsid="001d15fa" style:font-weight-asian="bold" style:font-weight-complex="bold"/>
    </style:style>
    <style:style style:name="T1" style:family="text">
      <style:text-properties officeooo:rsid="001ab3c7"/>
    </style:style>
    <style:style style:name="T2" style:family="text">
      <style:text-properties officeooo:rsid="001e7622"/>
    </style:style>
    <style:style style:name="T3" style:family="text">
      <style:text-properties style:text-position="super 58%" officeooo:rsid="001f5037"/>
    </style:style>
    <style:style style:name="T4" style:family="text">
      <style:text-properties style:text-position="super 58%" officeooo:rsid="001e7622"/>
    </style:style>
    <style:style style:name="T5" style:family="text">
      <style:text-properties style:text-position="0% 100%" officeooo:rsid="001f5037"/>
    </style:style>
    <style:style style:name="T6" style:family="text">
      <style:text-properties style:text-position="0% 100%" officeooo:rsid="002147bf"/>
    </style:style>
    <style:style style:name="T7" style:family="text">
      <style:text-properties style:text-position="0% 100%" officeooo:rsid="0021c4c8"/>
    </style:style>
    <style:style style:name="T8" style:family="text">
      <style:text-properties officeooo:rsid="0023b92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ub-sampling approach:</text:p>
      <text:p text:style-name="P3"/>
      <text:p text:style-name="P2"><text:span text:style-name="T1">In a second analytical branch, rather than work on the coordinates of the actin beads directly, we took several pre-processing steps in order to extract more information from the provided network samples. The actin bead data included both spatial coordinates as well as an index indicating the filament sampled. Each filament network simulated 100 filaments, so this index took values from 1 to 100. Using R’s spatial package, each filament was constructed from its bead-coordinates to a line. A single filament network was then constructed as a multiline object from the corresponding collection of lines formed from the bead-coordinates. These multiline objects were then projected onto square grids of 200x200 cells. Then, for each network we sampled the multiline object into a grid with the identity function. We then had a grid of 4000 cell values taking [0,1]. We then filtered these 4000 values to only those of value 1 and used the corresponding 2-dimensional coordinates to build our simplices. This approach greatly increased the size and variability of the information in each network.</text:span></text:p>
      <text:p text:style-name="P2"/>
      <text:p text:style-name="P6">Due to the exponential growth of the computation of the VR complex, rather than computing a VR complex per network, 1000 points were randomly sampled from each network 3 times <text:span text:style-name="T8">without replacent</text:span>. <text:span text:style-name="T8">This gives us 3 sets of 1000 points per network. This increases the sample size from 150 to 450 networks. We computed PDs for these 450 networks and used these to construct a classifier.</text:span></text:p>
      <text:p text:style-name="P2"/>
      <text:p text:style-name="P7">Persistence vectorization/classification:</text:p>
      <text:p text:style-name="P1"/>
      <text:p text:style-name="P4"><text:span text:style-name="T2">In addition to distance based classification, a classification was performed on vectorized features of the persistence diagrams. A matrix was generated from the persistence diagrams which had row entries for each diagram and column features with the mean and standard deviation of persistence diagrams considering only the 0</text:span><text:span text:style-name="T4">th</text:span><text:span text:style-name="T2"> or 1</text:span><text:span text:style-name="T4">th</text:span><text:span text:style-name="T2"> persistence features alone. That is to say that for each filament network, there is one persistence diagram which corresponds to one row of the vectorized matrix with mean and standard deviation of birth or death times for 0</text:span><text:span text:style-name="T4">th</text:span><text:span text:style-name="T2"> or 1</text:span><text:span text:style-name="T4">th </text:span><text:span text:style-name="T5">features. This gives us 8 columnar features. However, the mean and standard deviation of births for 0</text:span><text:span text:style-name="T3">th</text:span><text:span text:style-name="T5"> features are constant 0 and are not considered. Therefor, we are left with 6 columns.</text:span></text:p>
      <text:p text:style-name="P4"><text:span text:style-name="T5"/></text:p>
      <text:p text:style-name="P5"><text:span text:style-name="T5">A </text:span><text:span text:style-name="T6">support vector machine (SVM) was used to develop a network classifier. 10-fold cross-validation was used to assess the accuracy of the SVM classifier. </text:span><text:span text:style-name="T7">Accuracy was measured only on one of the three sub-sampled networks per filament network so as to fairly compare to the methods without sub-sampling. </text:span><text:span text:style-name="T6">The mean accuracy of the classifier was 96.3%. This was the highest accuracy attained on this set of simulated network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8T14:20:24.148025666</meta:creation-date>
    <dc:date>2019-12-20T08:56:56.547671959</dc:date>
    <meta:editing-duration>P1DT17H19M55S</meta:editing-duration>
    <meta:editing-cycles>5</meta:editing-cycles>
    <meta:generator>LibreOffice/6.3.3.2$Linux_X86_64 LibreOffice_project/30$Build-2</meta:generator>
    <meta:document-statistic meta:table-count="0" meta:image-count="0" meta:object-count="0" meta:page-count="1" meta:paragraph-count="6" meta:word-count="434" meta:character-count="2721" meta:non-whitespace-character-count="2293"/>
  </office:meta>
</office:document-meta>
</file>